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officeooo:rsid="005ebf37" officeooo:paragraph-rsid="005d4617" style:font-weight-asian="bold" style:font-weight-complex="bold"/>
    </style:style>
    <style:style style:name="P4" style:family="paragraph" style:parent-style-name="Standard">
      <style:text-properties style:font-name="Verdana" fo:font-weight="bold" officeooo:rsid="0073227a" officeooo:paragraph-rsid="0073227a" style:font-weight-asian="bold" style:font-weight-complex="bold"/>
    </style:style>
    <style:style style:name="P5" style:family="paragraph" style:parent-style-name="Standard">
      <style:text-properties style:font-name="Verdana" fo:font-weight="bold" officeooo:rsid="00716695" officeooo:paragraph-rsid="00716695" style:font-weight-asian="bold" style:font-weight-complex="bold"/>
    </style:style>
    <style:style style:name="P6" style:family="paragraph" style:parent-style-name="Standard">
      <style:text-properties style:font-name="Verdana" fo:font-weight="bold" officeooo:rsid="007486e6" officeooo:paragraph-rsid="007486e6" style:font-weight-asian="bold" style:font-weight-complex="bold"/>
    </style:style>
    <style:style style:name="P7" style:family="paragraph" style:parent-style-name="Standard">
      <style:text-properties style:font-name="Verdana" fo:font-weight="bold" officeooo:rsid="007a5c89" officeooo:paragraph-rsid="007a5c89" style:font-weight-asian="bold" style:font-weight-complex="bold"/>
    </style:style>
    <style:style style:name="P8" style:family="paragraph" style:parent-style-name="Standard">
      <style:text-properties style:font-name="Verdana" fo:font-weight="bold" officeooo:rsid="007bfe2c" officeooo:paragraph-rsid="007bfe2c" style:font-weight-asian="bold" style:font-weight-complex="bold"/>
    </style:style>
    <style:style style:name="P9" style:family="paragraph" style:parent-style-name="Standard">
      <style:text-properties style:font-name="Verdana" fo:font-weight="bold" officeooo:rsid="007de31e" officeooo:paragraph-rsid="007de31e" style:font-weight-asian="bold" style:font-weight-complex="bold"/>
    </style:style>
    <style:style style:name="P10" style:family="paragraph" style:parent-style-name="Standard">
      <style:text-properties style:font-name="Verdana" fo:font-weight="bold" officeooo:rsid="007ec2c5" officeooo:paragraph-rsid="007ec2c5" style:font-weight-asian="bold" style:font-weight-complex="bold"/>
    </style:style>
    <style:style style:name="P11" style:family="paragraph" style:parent-style-name="Standard">
      <style:text-properties style:font-name="Verdana" fo:font-weight="bold" officeooo:rsid="008098a9" officeooo:paragraph-rsid="008098a9" style:font-weight-asian="bold" style:font-weight-complex="bold"/>
    </style:style>
    <style:style style:name="P12" style:family="paragraph" style:parent-style-name="Standard">
      <style:text-properties style:font-name="Verdana" fo:font-weight="bold" officeooo:rsid="005d4617" officeooo:paragraph-rsid="006fa93d" style:font-weight-asian="bold" style:font-weight-complex="bold"/>
    </style:style>
    <style:style style:name="P13" style:family="paragraph" style:parent-style-name="Standard">
      <style:text-properties style:font-name="Verdana" fo:font-weight="bold" officeooo:rsid="006fa93d" officeooo:paragraph-rsid="006fa93d" style:font-weight-asian="bold" style:font-weight-complex="bold"/>
    </style:style>
    <style:style style:name="P14" style:family="paragraph" style:parent-style-name="Standard">
      <style:text-properties style:font-name="Verdana" fo:font-weight="bold" officeooo:rsid="0083e45d" officeooo:paragraph-rsid="0083e45d" style:font-weight-asian="bold" style:font-weight-complex="bold"/>
    </style:style>
    <style:style style:name="P15" style:family="paragraph" style:parent-style-name="Standard">
      <style:text-properties style:font-name="Verdana" fo:font-weight="bold" officeooo:rsid="008889e5" officeooo:paragraph-rsid="008889e5" style:font-weight-asian="bold" style:font-weight-complex="bold"/>
    </style:style>
    <style:style style:name="P16" style:family="paragraph" style:parent-style-name="Standard">
      <style:text-properties style:font-name="Verdana" fo:font-weight="bold" officeooo:rsid="008372b7" officeooo:paragraph-rsid="008372b7" fo:background-color="#ffff00" style:font-weight-asian="bold" style:font-weight-complex="bold"/>
    </style:style>
    <style:style style:name="P17" style:family="paragraph" style:parent-style-name="Standard">
      <style:text-properties style:font-name="Verdana" officeooo:rsid="000560e0" officeooo:paragraph-rsid="000560e0"/>
    </style:style>
    <style:style style:name="P18" style:family="paragraph" style:parent-style-name="Standard">
      <style:text-properties style:font-name="Verdana" officeooo:rsid="000560e0" officeooo:paragraph-rsid="006fa93d"/>
    </style:style>
    <style:style style:name="P19" style:family="paragraph" style:parent-style-name="Standard">
      <style:text-properties style:font-name="Verdana" fo:font-weight="normal" officeooo:rsid="006fa93d" officeooo:paragraph-rsid="006fa93d" style:font-weight-asian="normal" style:font-weight-complex="normal"/>
    </style:style>
    <style:style style:name="P20" style:family="paragraph" style:parent-style-name="Standard">
      <style:text-properties style:font-name="Verdana" fo:font-weight="normal" officeooo:rsid="00716695" officeooo:paragraph-rsid="00716695" style:font-weight-asian="normal" style:font-weight-complex="normal"/>
    </style:style>
    <style:style style:name="P21" style:family="paragraph" style:parent-style-name="Standard">
      <style:text-properties style:font-name="Verdana" fo:font-weight="normal" officeooo:rsid="0073227a" officeooo:paragraph-rsid="0073227a" style:font-weight-asian="normal" style:font-weight-complex="normal"/>
    </style:style>
    <style:style style:name="P22" style:family="paragraph" style:parent-style-name="Standard">
      <style:text-properties style:font-name="Verdana" fo:font-weight="normal" officeooo:rsid="007486e6" officeooo:paragraph-rsid="007486e6" style:font-weight-asian="normal" style:font-weight-complex="normal"/>
    </style:style>
    <style:style style:name="P23" style:family="paragraph" style:parent-style-name="Standard">
      <style:text-properties style:font-name="Verdana" fo:font-weight="normal" officeooo:rsid="007a5c89" officeooo:paragraph-rsid="007a5c89" style:font-weight-asian="normal" style:font-weight-complex="normal"/>
    </style:style>
    <style:style style:name="P24" style:family="paragraph" style:parent-style-name="Standard">
      <style:text-properties style:font-name="Verdana" fo:font-weight="normal" officeooo:rsid="007bfe2c" officeooo:paragraph-rsid="007bfe2c" style:font-weight-asian="normal" style:font-weight-complex="normal"/>
    </style:style>
    <style:style style:name="P25" style:family="paragraph" style:parent-style-name="Standard">
      <style:text-properties style:font-name="Verdana" fo:font-weight="normal" officeooo:rsid="007de31e" officeooo:paragraph-rsid="007de31e" style:font-weight-asian="normal" style:font-weight-complex="normal"/>
    </style:style>
    <style:style style:name="P26" style:family="paragraph" style:parent-style-name="Standard">
      <style:text-properties style:font-name="Verdana" fo:font-weight="normal" officeooo:rsid="007ec2c5" officeooo:paragraph-rsid="007ec2c5" style:font-weight-asian="normal" style:font-weight-complex="normal"/>
    </style:style>
    <style:style style:name="P27" style:family="paragraph" style:parent-style-name="Standard">
      <style:text-properties style:font-name="Verdana" fo:font-weight="normal" officeooo:rsid="008098a9" officeooo:paragraph-rsid="008098a9" style:font-weight-asian="normal" style:font-weight-complex="normal"/>
    </style:style>
    <style:style style:name="P28" style:family="paragraph" style:parent-style-name="Standard">
      <style:text-properties style:font-name="Verdana" fo:font-weight="normal" officeooo:rsid="00846c4b" officeooo:paragraph-rsid="00846c4b" style:font-weight-asian="normal" style:font-weight-complex="normal"/>
    </style:style>
    <style:style style:name="P29" style:family="paragraph" style:parent-style-name="Standard">
      <style:text-properties style:font-name="Verdana" fo:font-weight="normal" officeooo:rsid="008372b7" officeooo:paragraph-rsid="008372b7" style:font-weight-asian="normal" style:font-weight-complex="normal"/>
    </style:style>
    <style:style style:name="P30" style:family="paragraph" style:parent-style-name="Standard">
      <style:text-properties style:font-name="Verdana" fo:font-weight="normal" officeooo:rsid="008889e5" officeooo:paragraph-rsid="008889e5" style:font-weight-asian="normal" style:font-weight-complex="normal"/>
    </style:style>
    <style:style style:name="P31" style:family="paragraph" style:parent-style-name="Standard">
      <style:text-properties fo:color="#000000" loext:opacity="100%" style:font-name="Verdana" fo:font-weight="normal" officeooo:rsid="0084b9c2" officeooo:paragraph-rsid="0084b9c2" style:font-weight-asian="normal" style:font-weight-complex="normal"/>
    </style:style>
    <style:style style:name="P32" style:family="paragraph" style:parent-style-name="Standard">
      <style:text-properties style:use-window-font-color="true" loext:opacity="0%" style:font-name="Verdana" fo:font-weight="normal" officeooo:rsid="00865624" officeooo:paragraph-rsid="00865624" style:font-weight-asian="normal" style:font-weight-complex="normal"/>
    </style:style>
    <style:style style:name="P33" style:family="paragraph" style:parent-style-name="Standard">
      <style:text-properties style:use-window-font-color="true" loext:opacity="0%" style:font-name="Verdana" fo:font-weight="normal" officeooo:rsid="0088a7ff" officeooo:paragraph-rsid="0088a7ff" style:font-weight-asian="normal" style:font-weight-complex="normal"/>
    </style:style>
    <style:style style:name="P34" style:family="paragraph" style:parent-style-name="Standard">
      <style:text-properties style:use-window-font-color="true" loext:opacity="0%" style:font-name="Verdana" fo:font-weight="normal" officeooo:rsid="008a2895" officeooo:paragraph-rsid="008a2895" fo:background-color="#ffff00" style:font-weight-asian="normal" style:font-weight-complex="normal"/>
    </style:style>
    <style:style style:name="P35" style:family="paragraph" style:parent-style-name="Standard">
      <style:text-properties style:use-window-font-color="true" loext:opacity="0%" style:font-name="Verdana" fo:font-weight="normal" officeooo:rsid="008a2895" officeooo:paragraph-rsid="008a2895" fo:background-color="transparent" style:font-weight-asian="normal" style:font-weight-complex="normal"/>
    </style:style>
    <style:style style:name="P36" style:family="paragraph" style:parent-style-name="Standard">
      <style:text-properties style:use-window-font-color="true" loext:opacity="0%" style:font-name="Verdana" fo:font-weight="normal" officeooo:rsid="008be3e5" officeooo:paragraph-rsid="008be3e5" fo:background-color="transparent" style:font-weight-asian="normal" style:font-weight-complex="normal"/>
    </style:style>
    <style:style style:name="P37" style:family="paragraph" style:parent-style-name="Standard">
      <style:text-properties style:use-window-font-color="true" loext:opacity="0%" style:font-name="Verdana" fo:font-weight="normal" officeooo:rsid="008f6fb6" officeooo:paragraph-rsid="008f6fb6" fo:background-color="transparent" style:font-weight-asian="normal" style:font-weight-complex="normal"/>
    </style:style>
    <style:style style:name="P38" style:family="paragraph" style:parent-style-name="Standard">
      <style:text-properties style:use-window-font-color="true" loext:opacity="0%" style:font-name="Verdana" fo:font-weight="normal" officeooo:rsid="00901b2b" officeooo:paragraph-rsid="00901b2b" fo:background-color="transparent" style:font-weight-asian="normal" style:font-weight-complex="normal"/>
    </style:style>
    <style:style style:name="P39" style:family="paragraph" style:parent-style-name="Standard">
      <style:text-properties style:use-window-font-color="true" loext:opacity="0%" style:font-name="Verdana" fo:font-weight="normal" officeooo:rsid="00911c82" officeooo:paragraph-rsid="00911c82" fo:background-color="transparent" style:font-weight-asian="normal" style:font-weight-complex="normal"/>
    </style:style>
    <style:style style:name="P40" style:family="paragraph" style:parent-style-name="Standard">
      <style:text-properties style:use-window-font-color="true" loext:opacity="0%" style:font-name="Verdana" fo:font-weight="normal" officeooo:rsid="0091a0a2" officeooo:paragraph-rsid="0091a0a2" fo:background-color="transparent" style:font-weight-asian="normal" style:font-weight-complex="normal"/>
    </style:style>
    <style:style style:name="P41" style:family="paragraph" style:parent-style-name="Standard">
      <style:text-properties style:use-window-font-color="true" loext:opacity="0%" style:font-name="Verdana" fo:font-weight="normal" officeooo:rsid="00956578" officeooo:paragraph-rsid="00956578" fo:background-color="transparent" style:font-weight-asian="normal" style:font-weight-complex="normal"/>
    </style:style>
    <style:style style:name="P42" style:family="paragraph" style:parent-style-name="Standard">
      <style:text-properties style:use-window-font-color="true" loext:opacity="0%" style:font-name="Verdana" fo:font-weight="normal" officeooo:rsid="0096a686" officeooo:paragraph-rsid="0096a686" fo:background-color="transparent" style:font-weight-asian="normal" style:font-weight-complex="normal"/>
    </style:style>
    <style:style style:name="P43" style:family="paragraph" style:parent-style-name="Standard">
      <style:text-properties style:use-window-font-color="true" loext:opacity="0%" style:font-name="Verdana" fo:font-weight="normal" officeooo:rsid="0096ece5" officeooo:paragraph-rsid="0096ece5" fo:background-color="transparent" style:font-weight-asian="normal" style:font-weight-complex="normal"/>
    </style:style>
    <style:style style:name="P44" style:family="paragraph" style:parent-style-name="Standard">
      <style:text-properties style:use-window-font-color="true" loext:opacity="0%" style:font-name="Verdana" fo:font-weight="normal" officeooo:rsid="0096ece5" officeooo:paragraph-rsid="0097405a" fo:background-color="transparent" style:font-weight-asian="normal" style:font-weight-complex="normal"/>
    </style:style>
    <style:style style:name="P45" style:family="paragraph" style:parent-style-name="Standard">
      <style:text-properties style:use-window-font-color="true" loext:opacity="0%" style:font-name="Verdana" fo:font-weight="normal" officeooo:rsid="0097405a" officeooo:paragraph-rsid="0097405a" fo:background-color="transparent" style:font-weight-asian="normal" style:font-weight-complex="normal"/>
    </style:style>
    <style:style style:name="P46" style:family="paragraph" style:parent-style-name="Standard">
      <style:text-properties style:use-window-font-color="true" loext:opacity="0%" style:font-name="Verdana" fo:font-weight="bold" officeooo:rsid="0088a7ff" officeooo:paragraph-rsid="0088a7ff" style:font-weight-asian="bold" style:font-weight-complex="bold"/>
    </style:style>
    <style:style style:name="P47" style:family="paragraph" style:parent-style-name="Standard">
      <style:text-properties style:use-window-font-color="true" loext:opacity="0%" style:font-name="Verdana" fo:font-weight="bold" officeooo:rsid="008ee03b" officeooo:paragraph-rsid="008ee03b" fo:background-color="transparent" style:font-weight-asian="bold" style:font-weight-complex="bold"/>
    </style:style>
    <style:style style:name="P48" style:family="paragraph" style:parent-style-name="Standard">
      <style:text-properties style:use-window-font-color="true" loext:opacity="0%" style:font-name="Verdana" fo:font-weight="bold" officeooo:rsid="00911c82" officeooo:paragraph-rsid="00911c82" fo:background-color="transparent" style:font-weight-asian="bold" style:font-weight-complex="bold"/>
    </style:style>
    <style:style style:name="P49" style:family="paragraph" style:parent-style-name="Standard">
      <style:text-properties style:use-window-font-color="true" loext:opacity="0%" style:font-name="Verdana" fo:font-weight="bold" officeooo:rsid="0091a0a2" officeooo:paragraph-rsid="0091a0a2" fo:background-color="transparent" style:font-weight-asian="bold" style:font-weight-complex="bold"/>
    </style:style>
    <style:style style:name="P50" style:family="paragraph" style:parent-style-name="Standard">
      <style:text-properties style:use-window-font-color="true" loext:opacity="0%" style:font-name="Verdana" fo:font-weight="bold" officeooo:rsid="00956578" officeooo:paragraph-rsid="00956578" fo:background-color="transparent" style:font-weight-asian="bold" style:font-weight-complex="bold"/>
    </style:style>
    <style:style style:name="P51" style:family="paragraph" style:parent-style-name="Standard">
      <style:text-properties style:use-window-font-color="true" loext:opacity="0%" style:font-name="Verdana" fo:font-weight="bold" officeooo:rsid="0096a686" officeooo:paragraph-rsid="0096a686" fo:background-color="transparent" style:font-weight-asian="bold" style:font-weight-complex="bold"/>
    </style:style>
    <style:style style:name="P52" style:family="paragraph" style:parent-style-name="Standard">
      <style:text-properties style:use-window-font-color="true" loext:opacity="0%" style:font-name="Verdana" fo:font-weight="bold" officeooo:rsid="0096ece5" officeooo:paragraph-rsid="0096ece5" fo:background-color="transparent" style:font-weight-asian="bold" style:font-weight-complex="bold"/>
    </style:style>
    <style:style style:name="P53" style:family="paragraph" style:parent-style-name="Standard">
      <style:text-properties style:use-window-font-color="true" loext:opacity="0%" style:font-name="Verdana" fo:font-weight="bold" officeooo:rsid="0097405a" officeooo:paragraph-rsid="0097405a" fo:background-color="transparent" style:font-weight-asian="bold" style:font-weight-complex="bold"/>
    </style:style>
    <style:style style:name="P54" style:family="paragraph" style:parent-style-name="Standard">
      <style:text-properties fo:color="#0000ff" loext:opacity="100%" style:font-name="Verdana" fo:font-weight="normal" officeooo:rsid="00846c4b" officeooo:paragraph-rsid="00846c4b" style:font-weight-asian="normal" style:font-weight-complex="normal"/>
    </style:style>
    <style:style style:name="P55" style:family="paragraph" style:parent-style-name="Standard">
      <style:text-properties fo:color="#0000ff" loext:opacity="100%" style:font-name="Verdana" fo:font-weight="normal" officeooo:rsid="0084b9c2" officeooo:paragraph-rsid="0084b9c2" style:font-weight-asian="normal" style:font-weight-complex="normal"/>
    </style:style>
    <style:style style:name="P56" style:family="paragraph" style:parent-style-name="Standard">
      <style:text-properties fo:color="#0000ff" loext:opacity="100%" style:font-name="Verdana" fo:font-weight="normal" officeooo:rsid="008889e5" officeooo:paragraph-rsid="008889e5" style:font-weight-asian="normal" style:font-weight-complex="normal"/>
    </style:style>
    <style:style style:name="P57" style:family="paragraph" style:parent-style-name="Standard">
      <style:text-properties fo:color="#0000ff" loext:opacity="100%" style:font-name="Verdana" fo:font-weight="normal" officeooo:rsid="0096ece5" officeooo:paragraph-rsid="0096ece5" fo:background-color="transparent" style:font-weight-asian="normal" style:font-weight-complex="normal"/>
    </style:style>
    <style:style style:name="P58" style:family="paragraph" style:parent-style-name="Standard">
      <style:text-properties fo:color="#0000ff" loext:opacity="100%" style:font-name="Verdana" fo:font-weight="normal" officeooo:rsid="0096ece5" officeooo:paragraph-rsid="0097405a" fo:background-color="transparent" style:font-weight-asian="normal" style:font-weight-complex="normal"/>
    </style:style>
    <style:style style:name="P59" style:family="paragraph" style:parent-style-name="Standard">
      <style:paragraph-properties fo:break-before="page"/>
      <style:text-properties style:font-name="Verdana" fo:font-weight="bold" officeooo:rsid="007a5c89" officeooo:paragraph-rsid="007a5c89" style:font-weight-asian="bold" style:font-weight-complex="bold"/>
    </style:style>
    <style:style style:name="P60" style:family="paragraph" style:parent-style-name="Standard">
      <style:paragraph-properties fo:break-before="page"/>
      <style:text-properties style:use-window-font-color="true" loext:opacity="0%" style:font-name="Verdana" fo:font-weight="bold" officeooo:rsid="008ee03b" officeooo:paragraph-rsid="008ee03b" fo:background-color="transparent" style:font-weight-asian="bold" style:font-weight-complex="bold"/>
    </style:style>
    <style:style style:name="P61" style:family="paragraph" style:parent-style-name="Standard">
      <style:paragraph-properties fo:break-before="page"/>
      <style:text-properties style:use-window-font-color="true" loext:opacity="0%" style:font-name="Verdana" fo:font-weight="bold" officeooo:rsid="00911c82" officeooo:paragraph-rsid="00911c82" fo:background-color="transparent" style:font-weight-asian="bold" style:font-weight-complex="bold"/>
    </style:style>
    <style:style style:name="P62" style:family="paragraph" style:parent-style-name="Standard">
      <style:paragraph-properties fo:break-before="page"/>
      <style:text-properties style:use-window-font-color="true" loext:opacity="0%" style:font-name="Verdana" fo:font-weight="bold" officeooo:rsid="00956578" officeooo:paragraph-rsid="00956578" fo:background-color="transparent" style:font-weight-asian="bold" style:font-weight-complex="bold"/>
    </style:style>
    <style:style style:name="P63" style:family="paragraph" style:parent-style-name="Standard">
      <style:text-properties style:use-window-font-color="true" loext:opacity="0%" style:font-name="Verdana" fo:font-weight="normal" officeooo:rsid="0091a0a2" officeooo:paragraph-rsid="0091a0a2" fo:background-color="transparent" style:font-weight-asian="normal" style:font-weight-complex="normal"/>
    </style:style>
    <style:style style:name="P64" style:family="paragraph" style:parent-style-name="Standard">
      <style:text-properties style:use-window-font-color="true" loext:opacity="0%" style:font-name="Verdana" fo:font-weight="bold" officeooo:rsid="0097edf3" officeooo:paragraph-rsid="0097edf3" fo:background-color="transparent" style:font-weight-asian="bold" style:font-weight-complex="bold"/>
    </style:style>
    <style:style style:name="T1" style:family="text">
      <style:text-properties officeooo:rsid="006fa9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4617" style:font-weight-asian="bold" style:font-weight-complex="bold"/>
    </style:style>
    <style:style style:name="T4" style:family="text">
      <style:text-properties fo:font-weight="bold" officeooo:rsid="006fa93d" style:font-weight-asian="bold" style:font-weight-complex="bold"/>
    </style:style>
    <style:style style:name="T5" style:family="text">
      <style:text-properties fo:font-weight="bold" officeooo:rsid="005ebf37" style:font-weight-asian="bold" style:font-weight-complex="bold"/>
    </style:style>
    <style:style style:name="T6" style:family="text">
      <style:text-properties officeooo:rsid="00716695"/>
    </style:style>
    <style:style style:name="T7" style:family="text">
      <style:text-properties officeooo:rsid="0073b60b"/>
    </style:style>
    <style:style style:name="T8" style:family="text">
      <style:text-properties officeooo:rsid="007486e6"/>
    </style:style>
    <style:style style:name="T9" style:family="text">
      <style:text-properties officeooo:rsid="00757f78"/>
    </style:style>
    <style:style style:name="T10" style:family="text">
      <style:text-properties officeooo:rsid="0076e885"/>
    </style:style>
    <style:style style:name="T11" style:family="text">
      <style:text-properties officeooo:rsid="00846c4b"/>
    </style:style>
    <style:style style:name="T12" style:family="text">
      <style:text-properties fo:color="#0000ff" loext:opacity="100%"/>
    </style:style>
    <style:style style:name="T13" style:family="text">
      <style:text-properties officeooo:rsid="0088d541"/>
    </style:style>
    <style:style style:name="T14" style:family="text">
      <style:text-properties officeooo:rsid="009740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ramación Imperativa</text:p>
      <text:p text:style-name="P1"/>
      <text:p text:style-name="P1"/>
      <text:p text:style-name="P2">Módulo <text:span text:style-name="T1">2. Intro a JS</text:span></text:p>
      <text:p text:style-name="P17"/>
      <text:p text:style-name="P18"><text:span text:style-name="T3">Sesión</text:span><text:span text:style-name="T2"> </text:span><text:span text:style-name="T4">4</text:span><text:span text:style-name="T2">: </text:span><text:span text:style-name="T4">Conociendo el entorno de desarrollo: Node y JavaScript</text:span></text:p>
      <text:p text:style-name="P12"/>
      <text:p text:style-name="P18"><text:span text:style-name="T3">Agosto </text:span><text:span text:style-name="T4">16</text:span><text:span text:style-name="T5"> </text:span><text:span text:style-name="T2">de 2021</text:span></text:p>
      <text:p text:style-name="P2"/>
      <text:p text:style-name="P2"/>
      <text:p text:style-name="P13">Node.js</text:p>
      <text:p text:style-name="P19">Es un entorno de ejecución para JavaScript construido con el motor de JavaScript V8 de Chrome. <text:span text:style-name="T6">Permite ejecutar JavaScript por fuera de un navegador web.</text:span></text:p>
      <text:p text:style-name="P19"/>
      <text:p text:style-name="P5">Variable</text:p>
      <text:p text:style-name="P20">Un espacio de memoria donde se almacena un dato que podemos reutilizar a futuro.</text:p>
      <text:p text:style-name="P20"/>
      <text:p text:style-name="P20"><text:span text:style-name="T2">Estándar:</text:span> Forma correcta de escribir el código:</text:p>
      <text:p text:style-name="P20">- camelCase</text:p>
      <text:p text:style-name="P20">- snake_case</text:p>
      <text:p text:style-name="P20">- kebab_case</text:p>
      <text:p text:style-name="P20"/>
      <text:p text:style-name="P4">Bloque de ejecución:</text:p>
      <text:p text:style-name="P21">Todo el código que se encuentra dentro de las llaves.</text:p>
      <text:p text:style-name="P20"/>
      <text:p text:style-name="P4">Declara<text:span text:style-name="T7">r</text:span> variables</text:p>
      <text:p text:style-name="P20">var: <text:span text:style-name="T8">Se ignoran los bloques de código y la variable es global</text:span></text:p>
      <text:p text:style-name="P21">let: Pertenece únicamente a un bloque de ejecución</text:p>
      <text:p text:style-name="P21">const: No se puede cambiar el valor una vez asignado. <text:span text:style-name="T7">No se puede redefinir en ningún otro lugar (?).</text:span></text:p>
      <text:p text:style-name="P21"/>
      <text:p text:style-name="P22">let y const son accesibles únicamente dentro del bloque de código en el que fueron declaradas.</text:p>
      <text:p text:style-name="P22"/>
      <text:p text:style-name="P22"/>
      <text:p text:style-name="P6">Tipos de datos:</text:p>
      <text:p text:style-name="P22">- Number: Número entero o decimal</text:p>
      <text:p text:style-name="P22">- Strings:</text:p>
      <text:p text:style-name="P22">- <text:span text:style-name="T9">Booleanos</text:span></text:p>
      <text:p text:style-name="P22">- <text:span text:style-name="T9">NaN: Not a number. Ej “a”*2</text:span></text:p>
      <text:p text:style-name="P22">- <text:span text:style-name="T10">n</text:span><text:span text:style-name="T9">ull: Valor vacío o desconocido</text:span></text:p>
      <text:p text:style-name="P22">- <text:span text:style-name="T10">u</text:span><text:span text:style-name="T9">ndefined: Implícito si la variable no ha sido inicializado.</text:span></text:p>
      <text:p text:style-name="P22">- <text:span text:style-name="T10">Objeto literal</text:span></text:p>
      <text:p text:style-name="P22">- <text:span text:style-name="T10">Array</text:span></text:p>
      <text:p text:style-name="P22"/>
      <text:p text:style-name="P22"/>
      <text:p text:style-name="P22"/>
      <text:p text:style-name="P14"><text:soft-page-break/>Sincrónico</text:p>
      <text:p text:style-name="P22"/>
      <text:p text:style-name="P22"/>
      <text:p text:style-name="P22">- <text:span text:style-name="T11">No usar “var”. Usar en cambio “let”, ya que el ámbito de las variables es siempre local.</text:span></text:p>
      <text:p text:style-name="P22">- <text:span text:style-name="T11">Existen 5 tipos de datos primitivos: number, string, boolean, NaN y undefined, symbol(?).</text:span></text:p>
      <text:p text:style-name="P22">- <text:span text:style-name="T11">Tipos de datos complejos: object y array</text:span></text:p>
      <text:p text:style-name="P22">- <text:span text:style-name="T11">typeof: Devuelve el tipo de dato.</text:span></text:p>
      <text:p text:style-name="P22"/>
      <text:p text:style-name="P28">let vacio = null</text:p>
      <text:p text:style-name="P28">typeOf vacio <text:span text:style-name="T12">// Devuelve object</text:span></text:p>
      <text:p text:style-name="P28"/>
      <text:p text:style-name="P28"/>
      <text:p text:style-name="P28"><text:s/>typeOf Infinity <text:span text:style-name="T12">// Devuelve NaN</text:span></text:p>
      <text:p text:style-name="P54"/>
      <text:p text:style-name="P54"/>
      <text:p text:style-name="P31">- Revisar el objeto Math</text:p>
      <text:p text:style-name="P31"/>
      <text:p text:style-name="P31">console.log(Math) <text:span text:style-name="T12">// Muestra todos los métodos/propiedades del objeto Math</text:span></text:p>
      <text:p text:style-name="P31"/>
      <text:p text:style-name="P31">Math.round(20.49) <text:span text:style-name="T12">// Devuelve 20</text:span></text:p>
      <text:p text:style-name="P31">Math.round(20.50) <text:span text:style-name="T12">// Devuelve 21</text:span></text:p>
      <text:p text:style-name="P55"/>
      <text:p text:style-name="P55"/>
      <text:p text:style-name="P32">Zoom en VSC: Ctr +, Ctr -</text:p>
      <text:p text:style-name="P32"/>
      <text:p text:style-name="P32"/>
      <text:p text:style-name="P32"/>
      <text:p text:style-name="P59">Sesión 5. Trabajando con funciones</text:p>
      <text:p text:style-name="P7"/>
      <text:p text:style-name="P7">Agosto 18 de 2021</text:p>
      <text:p text:style-name="P23"/>
      <text:p text:style-name="P23"/>
      <text:p text:style-name="P7">Operadores:</text:p>
      <text:p text:style-name="P7"/>
      <text:p text:style-name="P7">De Asignación:</text:p>
      <text:p text:style-name="P23"/>
      <text:p text:style-name="P23">let edad = 35;</text:p>
      <text:p text:style-name="P23"/>
      <text:p text:style-name="P23"/>
      <text:p text:style-name="P7">Aritméticos:</text:p>
      <text:p text:style-name="P6"/>
      <text:p text:style-name="P23">10 + 15</text:p>
      <text:p text:style-name="P23">10 – 15</text:p>
      <text:p text:style-name="P23">10 * 15</text:p>
      <text:p text:style-name="P23">10 / 15</text:p>
      <text:p text:style-name="P23">15++</text:p>
      <text:p text:style-name="P23">15--</text:p>
      <text:p text:style-name="P23">15%5: Módulo</text:p>
      <text:p text:style-name="P23"/>
      <text:p text:style-name="P23"/>
      <text:p text:style-name="P7">De Concatenación:</text:p>
      <text:p text:style-name="P7"/>
      <text:p text:style-name="P23">nombre + ‘ ‘ + apellido</text:p>
      <text:p text:style-name="P23"/>
      <text:p text:style-name="P23"/>
      <text:p text:style-name="P23"/>
      <text:p text:style-name="P7">Funciones</text:p>
      <text:p text:style-name="P23">Una función es un bloque de código que nos permite realizar una tarea en particular. El uso de funciones estiliza el código y lo hace escalable.</text:p>
      <text:p text:style-name="P23"/>
      <text:p text:style-name="P24">function sumar(a,b) {</text:p>
      <text:p text:style-name="P24"><text:tab/>return a + b;</text:p>
      <text:p text:style-name="P24">}</text:p>
      <text:p text:style-name="P24"/>
      <text:p text:style-name="P8">Funciones declaradas</text:p>
      <text:p text:style-name="P24">Son aquellas que se declaran usando la estructura básica. Pueden recibir un nombre, escrito a continuación de la palabra reservada <text:span text:style-name="T2">function</text:span>.</text:p>
      <text:p text:style-name="P23"/>
      <text:p text:style-name="P24">function sumar(a,b) {</text:p>
      <text:p text:style-name="P24"><text:tab/>return a + b;</text:p>
      <text:p text:style-name="P24">}</text:p>
      <text:p text:style-name="P24"/>
      <text:p text:style-name="P8">Funciones expresadas</text:p>
      <text:p text:style-name="P24">Son aquellas que se asignan como valor de una variable. La función en sí no tiene nombre, es una función anónima. </text:p>
      <text:p text:style-name="P20"/>
      <text:p text:style-name="P24"><text:soft-page-break/>let z = function(a,b) {</text:p>
      <text:p text:style-name="P24"><text:tab/>return a +b;</text:p>
      <text:p text:style-name="P24">}</text:p>
      <text:p text:style-name="P19"/>
      <text:p text:style-name="P9">Invocar una función:</text:p>
      <text:p text:style-name="P25">sumar(3,4);</text:p>
      <text:p text:style-name="P25">imprimirResultados();</text:p>
      <text:p text:style-name="P25"/>
      <text:p text:style-name="P27">Parámetros: Variables que se escriben cuando se define la función</text:p>
      <text:p text:style-name="P27">Argumentos: Valores que se envían cuando se invoca la función</text:p>
      <text:p text:style-name="P27"/>
      <text:p text:style-name="P27"/>
      <text:p text:style-name="P10">Valores por defecto en las funciones:</text:p>
      <text:p text:style-name="P26"/>
      <text:p text:style-name="P26">function saludar(nombre = “visitante”, apellido = “anónimo”) {</text:p>
      <text:p text:style-name="P26"><text:tab/>return “Hola “ + nombre + “ “ + apellido;</text:p>
      <text:p text:style-name="P26">}</text:p>
      <text:p text:style-name="P26"/>
      <text:p text:style-name="P26">saludar(); // Retorna “Hola visitante anónimo”</text:p>
      <text:p text:style-name="P26"/>
      <text:p text:style-name="P26"/>
      <text:p text:style-name="P11">Scope local</text:p>
      <text:p text:style-name="P27">Las variables que se definen dentro de una función tienen scope local.</text:p>
      <text:p text:style-name="P27"/>
      <text:p text:style-name="P11">Scope global</text:p>
      <text:p text:style-name="P27">Las variables que se definen por fuera de cualquier función tienen scope global.</text:p>
      <text:p text:style-name="P27"/>
      <text:p text:style-name="P27"/>
      <text:p text:style-name="P16">Preguntas:</text:p>
      <text:p text:style-name="P29">- Las variables que se definen dentro de una función deberían ser let, var o const? ¿O es indiferente?</text:p>
      <text:p text:style-name="P29"/>
      <text:p text:style-name="P29"/>
      <text:p text:style-name="P15">Sincrónico</text:p>
      <text:p text:style-name="P30"/>
      <text:p text:style-name="P30">numero = 5</text:p>
      <text:p text:style-name="P30">console.log(numero)</text:p>
      <text:p text:style-name="P30">console.log(numero++)</text:p>
      <text:p text:style-name="P30">console.log(numero) <text:span text:style-name="T12">// Imprime 5, 5, 6</text:span></text:p>
      <text:p text:style-name="P30"/>
      <text:p text:style-name="P30">numero = 5</text:p>
      <text:p text:style-name="P30">console.log(numero)</text:p>
      <text:p text:style-name="P30">console.log(++numero)</text:p>
      <text:p text:style-name="P30">console.log(numero) <text:span text:style-name="T12">// Imprime 5, 6, 6</text:span></text:p>
      <text:p text:style-name="P56"/>
      <text:p text:style-name="P33">Punto y coma en JavaScript:</text:p>
      <text:p text:style-name="P33">No es obligatorio </text:p>
      <text:p text:style-name="P33"/>
      <text:p text:style-name="P33"/>
      <text:p text:style-name="P46"><text:soft-page-break/>Literal templates</text:p>
      <text:p text:style-name="P33"/>
      <text:p text:style-name="P33">Utilizan comillas francesas <text:span text:style-name="T13">(alt + 96)</text:span>:</text:p>
      <text:p text:style-name="P33"/>
      <text:p text:style-name="P33">Ej:</text:p>
      <text:p text:style-name="P33">console.log(<text:span text:style-name="T13">`</text:span>Mi nombre es ${nombre} ${apellido}<text:span text:style-name="T13">`</text:span>)</text:p>
      <text:p text:style-name="P33"/>
      <text:p text:style-name="P33">Lo que va entre llaves es código de JavaScript</text:p>
      <text:p text:style-name="P33"/>
      <text:p text:style-name="P33"/>
      <text:p text:style-name="P34">Consultar hoisting</text:p>
      <text:p text:style-name="P35">Diferencias entre funciones declaradas y expresadas.</text:p>
      <text:p text:style-name="P35"/>
      <text:p text:style-name="P35"/>
      <text:p text:style-name="P36">String.toUpperCase()</text:p>
      <text:p text:style-name="P36">Math.PI</text:p>
      <text:p text:style-name="P36"/>
      <text:p text:style-name="P36"/>
      <text:p text:style-name="P36"/>
      <text:p text:style-name="P60">Clase 6.</text:p>
      <text:p text:style-name="P47"/>
      <text:p text:style-name="P47">Agosto 19 de 2021</text:p>
      <text:p text:style-name="P47"/>
      <text:p text:style-name="P47">Sincrónico</text:p>
      <text:p text:style-name="P47"/>
      <text:p text:style-name="P37">Los tipos primitivos se pasan como valor.</text:p>
      <text:p text:style-name="P37"/>
      <text:p text:style-name="P38">function promedioDeTresNumeros (x, y, z) {</text:p>
      <text:p text:style-name="P38"><text:tab/>let suma = sumar(x,y);</text:p>
      <text:p text:style-name="P38"><text:tab/>suma = sumar(suma,z);</text:p>
      <text:p text:style-name="P38"><text:tab/>return dividir(suma,3);</text:p>
      <text:p text:style-name="P38">}</text:p>
      <text:p text:style-name="P47"/>
      <text:p text:style-name="P61">Sesión 7. Operando lógicamente.</text:p>
      <text:p text:style-name="P48"/>
      <text:p text:style-name="P48">Agosto 23 de 2021.</text:p>
      <text:p text:style-name="P48"/>
      <text:p text:style-name="P48"/>
      <text:p text:style-name="P48">Operadores de comparación</text:p>
      <text:p text:style-name="P39">Devuelven un valor true o false</text:p>
      <text:p text:style-name="P48"/>
      <text:p text:style-name="P48">Igualdad simple y estricta</text:p>
      <text:p text:style-name="P48"/>
      <text:p text:style-name="P39">Comparación simple. (==)</text:p>
      <text:p text:style-name="P39">Permite comparar dos valores.</text:p>
      <text:p text:style-name="P39"/>
      <text:p text:style-name="P39">Comparación estricta. (===)</text:p>
      <text:p text:style-name="P39">Compara el valor y el tipo de dato.</text:p>
      <text:p text:style-name="P39"/>
      <text:p text:style-name="P48">Desigualdad simple y estricta</text:p>
      <text:p text:style-name="P39"/>
      <text:p text:style-name="P39">Desigualdad simple (!=)</text:p>
      <text:p text:style-name="P39">Desigualdad estricta (!==)</text:p>
      <text:p text:style-name="P39"/>
      <text:p text:style-name="P48">Otras comparaciones</text:p>
      <text:p text:style-name="P39">Mayor que (&gt;)</text:p>
      <text:p text:style-name="P39">Mayor o igual que (&gt;=)</text:p>
      <text:p text:style-name="P39">Menor que (&lt;)</text:p>
      <text:p text:style-name="P39">Menor o igual que (&lt;=)</text:p>
      <text:p text:style-name="P39"/>
      <text:p text:style-name="P39"/>
      <text:p text:style-name="P48">Operadores lógicos</text:p>
      <text:p text:style-name="P39">Permiten unir sentencias de código</text:p>
      <text:p text:style-name="P39"/>
      <text:p text:style-name="P39">Conjunción (&amp;&amp;)</text:p>
      <text:p text:style-name="P39">Disyunción (||)</text:p>
      <text:p text:style-name="P39">Negación (!)</text:p>
      <text:p text:style-name="P39"/>
      <text:p text:style-name="P39"/>
      <text:p text:style-name="P48">Resumen Operadores:</text:p>
      <text:p text:style-name="P39">- Aritméticos</text:p>
      <text:p text:style-name="P39">- Lógicos</text:p>
      <text:p text:style-name="P39">- De comparación</text:p>
      <text:p text:style-name="P39">- De concatenación.</text:p>
      <text:p text:style-name="P39"/>
      <text:p text:style-name="P39"/>
      <text:p text:style-name="P49">Tipos de datos primitivos:</text:p>
      <text:p text:style-name="P40">- Undefined</text:p>
      <text:p text:style-name="P40">- Null</text:p>
      <text:p text:style-name="P40">- Boolean</text:p>
      <text:p text:style-name="P40">- Number (incluyendo Infinity y NaN)</text:p>
      <text:p text:style-name="P40">- String</text:p>
      <text:p text:style-name="P40"><text:soft-page-break/></text:p>
      <text:p text:style-name="P49">Truthy y Falsy</text:p>
      <text:p text:style-name="P49"/>
      <text:p text:style-name="P49">Falsy:</text:p>
      <text:p text:style-name="P40">- false</text:p>
      <text:p text:style-name="P40">- 0</text:p>
      <text:p text:style-name="P40">- “”</text:p>
      <text:p text:style-name="P40">- null</text:p>
      <text:p text:style-name="P40">- undefined</text:p>
      <text:p text:style-name="P40">- NaN</text:p>
      <text:p text:style-name="P40"/>
      <text:p text:style-name="P49">Truthy</text:p>
      <text:p text:style-name="P40">- ‘0’</text:p>
      <text:p text:style-name="P40">- ‘false’</text:p>
      <text:p text:style-name="P40">- []</text:p>
      <text:p text:style-name="P40">- {}</text:p>
      <text:p text:style-name="P40">- function () {}</text:p>
      <text:p text:style-name="P40"/>
      <text:p text:style-name="P49">Reglas:</text:p>
      <text:p text:style-name="P40">- false, 0 y cadenas vacías son todas equivalentes.</text:p>
      <text:p text:style-name="P40">- null y undefined son equivalentes a ellos mismos y entre ellos, pero nada más.</text:p>
      <text:p text:style-name="P40">- NaN no es equivalente a nada, incluido otro NaN.</text:p>
      <text:p text:style-name="P40"/>
      <text:p text:style-name="P40"/>
      <text:p text:style-name="P64">Sincrónico</text:p>
      <text:p text:style-name="P40"/>
      <text:p text:style-name="P40"/>
      <text:p text:style-name="P62">Sesión 8. Controlando el flujo de la aplicación.</text:p>
      <text:p text:style-name="P50"/>
      <text:p text:style-name="P50">Agosto 25 de 2021.</text:p>
      <text:p text:style-name="P50"/>
      <text:p text:style-name="P41"/>
      <text:p text:style-name="P50">Condicionales</text:p>
      <text:p text:style-name="P41"/>
      <text:p text:style-name="P41">if (condicion1) {</text:p>
      <text:p text:style-name="P41"><text:tab/><text:span text:style-name="T12">// Código si condicion1 es verdadera</text:span></text:p>
      <text:p text:style-name="P41">} else if (condicion2) {</text:p>
      <text:p text:style-name="P41"><text:tab/><text:span text:style-name="T12">// Código si condicion 2 es verdadera</text:span></text:p>
      <text:p text:style-name="P41">} else {</text:p>
      <text:p text:style-name="P41"><text:tab/><text:span text:style-name="T12">// Código si condicion1 y condicion2 son falsas</text:span></text:p>
      <text:p text:style-name="P41">};</text:p>
      <text:p text:style-name="P41"/>
      <text:p text:style-name="P41"/>
      <text:p text:style-name="P41"/>
      <text:p text:style-name="P51">If ternario</text:p>
      <text:p text:style-name="P42"/>
      <text:p text:style-name="P42">test ? Código si test es true: código si test es false;</text:p>
      <text:p text:style-name="P42"/>
      <text:p text:style-name="P43">Ambos casos son requeridos. Ej:</text:p>
      <text:p text:style-name="P43"/>
      <text:p text:style-name="P43">test ? Código si test es true: “”;</text:p>
      <text:p text:style-name="P43"/>
      <text:p text:style-name="P43">Ej:</text:p>
      <text:p text:style-name="P43"/>
      <text:p text:style-name="P43">let max = x &gt; y ? x: y;</text:p>
      <text:p text:style-name="P43">console.log(max);</text:p>
      <text:p text:style-name="P43"/>
      <text:p text:style-name="P43"/>
      <text:p text:style-name="P43"/>
      <text:p text:style-name="P52">Switch</text:p>
      <text:p text:style-name="P43"/>
      <text:p text:style-name="P57">No requiere operador de comparación.</text:p>
      <text:p text:style-name="P57"/>
      <text:p text:style-name="P43">switch (expresion) {</text:p>
      <text:p text:style-name="P43"><text:tab/>case caso1:</text:p>
      <text:p text:style-name="P57"><text:tab/><text:tab/>// Código para el caso 1</text:p>
      <text:p text:style-name="P43"><text:tab/><text:tab/>break;</text:p>
      <text:p text:style-name="P43"><text:tab/>case caso2:</text:p>
      <text:p text:style-name="P57"><text:tab/><text:tab/>// Código para el caso 2</text:p>
      <text:p text:style-name="P43"><text:tab/><text:tab/>break;</text:p>
      <text:p text:style-name="P43"><text:tab/>case caso3:</text:p>
      <text:p text:style-name="P57"><text:tab/><text:tab/>// Código para el caso 2</text:p>
      <text:p text:style-name="P43"><text:tab/><text:tab/>break;</text:p>
      <text:p text:style-name="P43"><text:tab/>default:</text:p>
      <text:p text:style-name="P43"><text:span text:style-name="T12"><text:tab/><text:tab/>// Código si los demás casos son false.<text:tab/></text:span><text:tab/></text:p>
      <text:p text:style-name="P43">};</text:p>
      <text:p text:style-name="P53"><text:soft-page-break/>Agrupamiento de casos:</text:p>
      <text:p text:style-name="P45"/>
      <text:p text:style-name="P44">switch (expresion) {</text:p>
      <text:p text:style-name="P44"><text:tab/>case caso1:</text:p>
      <text:p text:style-name="P44"><text:tab/>case caso2:</text:p>
      <text:p text:style-name="P58"><text:tab/><text:tab/>// Código para <text:span text:style-name="T14">los</text:span> caso<text:span text:style-name="T14">s 1 y</text:span> 2</text:p>
      <text:p text:style-name="P44"><text:tab/><text:tab/>break;</text:p>
      <text:p text:style-name="P44"><text:tab/>case caso3:</text:p>
      <text:p text:style-name="P58"><text:tab/><text:tab/>// Código para el caso 2</text:p>
      <text:p text:style-name="P44"><text:tab/><text:tab/>break;<text:tab/></text:p>
      <text:p text:style-name="P44">}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8-23T18:00:14.705000000</dc:date>
    <meta:editing-duration>P1DT2H28M19S</meta:editing-duration>
    <meta:editing-cycles>82</meta:editing-cycles>
    <meta:document-statistic meta:table-count="0" meta:image-count="0" meta:object-count="0" meta:page-count="10" meta:paragraph-count="210" meta:word-count="948" meta:character-count="5481" meta:non-whitespace-character-count="4697"/>
  </office:meta>
</office:document-meta>
</file>